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erif" fo:font-size="12pt" fo:font-weight="normal" officeooo:paragraph-rsid="000ef25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Liberation Serif" fo:font-size="12pt" fo:font-weight="normal" officeooo:paragraph-rsid="000ef25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font-weight="bold" officeooo:paragraph-rsid="000ef25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0ef251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text-properties style:font-name="Liberation Serif" fo:font-size="12pt" officeooo:paragraph-rsid="000ef251" style:font-size-asian="12pt" style:font-size-complex="12pt"/>
    </style:style>
    <style:style style:name="P6" style:family="paragraph" style:parent-style-name="Standard" style:list-style-name="L1">
      <style:text-properties style:text-position="0% 100%" style:font-name="Liberation Serif" fo:font-size="12pt" fo:font-weight="normal" officeooo:paragraph-rsid="000ef25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position="0% 100%" style:font-name="Liberation Serif" fo:font-size="12pt" fo:font-weight="normal" officeooo:paragraph-rsid="000ef25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position="0% 100%" style:font-name="Liberation Serif" fo:font-size="12pt" fo:font-weight="bold" officeooo:paragraph-rsid="000ef251" style:font-size-asian="12pt" style:font-weight-asian="bold" style:font-size-complex="12pt" style:font-weight-complex="bold"/>
    </style:style>
    <style:style style:name="P9" style:family="paragraph" style:parent-style-name="Standard" style:list-style-name="L2">
      <style:text-properties officeooo:paragraph-rsid="000ef25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style:text-position="0% 100%" fo:font-weight="normal" officeooo:rsid="00051226" style:font-weight-asian="normal" style:font-weight-complex="normal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051226" style:font-size-asian="12pt" style:font-weight-asian="normal" style:font-size-complex="12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umerators(E)</text:p>
      <text:p text:style-name="P4"/>
      <text:list xml:id="list1908240509" text:style-name="L2">
        <text:list-item>
          <text:p text:style-name="P9"><text:span text:style-name="T7">Is a Turing-machine with a printer, which enumerates/outputs all string </text:span><text:span text:style-name="T8">of the language that it is representative of</text:span><text:span text:style-name="T7">. </text:span><text:span text:style-name="T8">You simply switch on the the enumerator and it prints out strings.</text:span></text:p>
        </text:list-item>
      </text:list>
      <text:list xml:id="list662217219" text:style-name="L1">
        <text:list-item>
          <text:p text:style-name="P1">It does not read any input.</text:p>
        </text:list-item>
      </text:list>
      <text:p text:style-name="P2"/>
      <text:p text:style-name="P3">A language is Turing-Recognizable if and only if some Enumerator enumerates it.</text:p>
      <text:list xml:id="list1638698730" text:continue-numbering="true" text:style-name="L1">
        <text:list-item>
          <text:p text:style-name="P5">A language is Turing-Recognizable if some Enumerator enumerates it.</text:p>
          <text:list>
            <text:list-item>
              <text:p text:style-name="P5">Need to construct a TM which recognizes L with the help of E.</text:p>
            </text:list-item>
            <text:list-item>
              <text:p text:style-name="P5">M = “On input w.</text:p>
              <text:list>
                <text:list-item>
                  <text:p text:style-name="P5">Run E and compare every string outputted with w</text:p>
                </text:list-item>
                <text:list-item>
                  <text:p text:style-name="P5">Accept if w ever appears on the output of E”</text:p>
                </text:list-item>
              </text:list>
            </text:list-item>
          </text:list>
        </text:list-item>
        <text:list-item>
          <text:p text:style-name="P5">If a language is Turing-recognizable, then some enumerator enumerates it.</text:p>
          <text:list>
            <text:list-item>
              <text:p text:style-name="P1">Need to construct an E which enumerates L. Can make use of the TM which recognizes L.</text:p>
            </text:list-item>
            <text:list-item>
              <text:p text:style-name="P1">Construction of E using TM</text:p>
              <text:list>
                <text:list-item>
                  <text:p text:style-name="P5"><text:span text:style-name="T1">E = “Ignore the input. Consider all strings s</text:span><text:span text:style-name="T2">1</text:span><text:span text:style-name="T3">, s</text:span><text:span text:style-name="T2">2,</text:span><text:span text:style-name="T3"> s</text:span><text:span text:style-name="T2">3</text:span><text:span text:style-name="T3">, … in </text:span><text:span text:style-name="T4"><draw:frame draw:style-name="fr1" draw:name="Object1" text:anchor-type="as-char" svg:y="-0.172in" svg:width="0.2339in" svg:height="0.180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      <text:list>
                    <text:list-item>
                      <text:p text:style-name="P6">Repeat the following for i = 1, 2, 3, …</text:p>
                      <text:list>
                        <text:list-item>
                          <text:p text:style-name="P5"><text:span text:style-name="T3">Run TM for i steps on each input s</text:span><text:span text:style-name="T2">1</text:span><text:span text:style-name="T3">, s</text:span><text:span text:style-name="T2">2,</text:span><text:span text:style-name="T3"> s</text:span><text:span text:style-name="T2">3</text:span><text:span text:style-name="T3">, …, s</text:span><text:span text:style-name="T2">i</text:span></text:p>
                        </text:list-item>
                        <text:list-item>
                          <text:p text:style-name="P6">If any computations accept print the corresponding string”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3">Allowing the DTM to run completely over strings, s</text:span><text:span text:style-name="T2">1</text:span><text:span text:style-name="T3">, s</text:span><text:span text:style-name="T2">2,</text:span><text:span text:style-name="T3"> s</text:span><text:span text:style-name="T2">3</text:span><text:span text:style-name="T3">, …, might result in a DTM entering into an interminable loop on one of the strings of </text:span><text:span text:style-name="T3"><draw:frame draw:style-name="fr1" draw:name="Object2" text:anchor-type="as-char" svg:y="-0.172in" svg:width="0.2339in" svg:height="0.180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 before printing all valid strings. Running the DTM a step at a time on all strings ensures printing all strings. This is similar to the BFS while simulating N.</text:span></text:p>
                </text:list-item>
                <text:list-item>
                  <text:p text:style-name="P6">Note that a string will appear on the list infinitely many times because M runs from the beginning on each string for each repetition of step 1</text:p>
                </text:list-item>
              </text:list>
            </text:list-item>
          </text:list>
        </text:list-item>
      </text:list>
      <text:p text:style-name="P7"/>
      <text:p text:style-name="P8">A language is Turing-decidable if and only if some Enumerator enumerates it in lexicographic order.</text:p>
      <text:list xml:id="list1182605555" text:continue-numbering="true" text:style-name="L1">
        <text:list-item>
          <text:p text:style-name="P6">A language is Turing-decidable if some Enumerator enumerates it in lexicographic order.</text:p>
          <text:list>
            <text:list-item>
              <text:p text:style-name="P5"><text:span text:style-name="T3">Need to construct a TM which </text:span><text:span text:style-name="T5">decides</text:span><text:span text:style-name="T3"> L with the help of E.</text:span></text:p>
              <text:list>
                <text:list-item>
                  <text:p text:style-name="P5">M = “On input w.</text:p>
                  <text:list>
                    <text:list-item>
                      <text:p text:style-name="P5">If L is finite, accept, <text:span text:style-name="T6">as all finite languages are acceptable</text:span></text:p>
                    </text:list-item>
                    <text:list-item>
                      <text:p text:style-name="P5">else </text:p>
                      <text:list>
                        <text:list-item>
                          <text:p text:style-name="P5">Run E and compare every string outputted with w <text:span text:style-name="T6">until some string lexicographically after w appears</text:span></text:p>
                          <text:list>
                            <text:list-item>
                              <text:p text:style-name="P6">Accept if a string equivalent to w appears</text:p>
                            </text:list-item>
                          </text:list>
                        </text:list-item>
                        <text:list-item>
                          <text:p text:style-name="P6">Reject if not accepted”</text:p>
                        </text:list-item>
                      </text:list>
                    </text:list-item>
                  </text:list>
                </text:list-item>
                <text:list-item>
                  <text:p text:style-name="P6">Even if the language is infinite we can decide L as we know that w cannot appear after a lexicographic greater string appears.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3-02-01T12:46:51</meta:creation-date>
    <dc:date>2013-02-01T12:58:02</dc:date>
    <dc:creator>Kempa </dc:creator>
    <meta:editing-duration>PT9M50S</meta:editing-duration>
    <meta:editing-cycles>2</meta:editing-cycles>
    <meta:generator>LibreOffice/3.6$Linux_x86 LibreOffice_project/360m1$Build-2</meta:generator>
    <meta:document-statistic meta:table-count="0" meta:image-count="0" meta:object-count="2" meta:page-count="1" meta:paragraph-count="28" meta:word-count="389" meta:character-count="2025" meta:non-whitespace-character-count="1685"/>
  </office:meta>
</office:document-meta>
</file>

<file path=Object 1/content.xml><?xml version="1.0" encoding="utf-8"?>
<math xmlns="http://www.w3.org/1998/Math/MathML">
  <semantics>
    <mrow>
      <msup>
        <mo stretchy="false">Σ</mo>
        <mtext>*</mtext>
      </msup>
    </mrow>
    <annotation encoding="StarMath 5.0">%SIGMA^"*"</annotation>
  </semantics>
</math>
</file>

<file path=Object 2/content.xml><?xml version="1.0" encoding="utf-8"?>
<math xmlns="http://www.w3.org/1998/Math/MathML">
  <semantics>
    <mrow>
      <msup>
        <mo stretchy="false">Σ</mo>
        <mtext>*</mtext>
      </msup>
    </mrow>
    <annotation encoding="StarMath 5.0">%SIGMA^"*"</annotation>
  </semantics>
</math>
</file>